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The nature of this report is very akin to another report I have written. Reading through the brief as well as my scenario, it instantly became clear that some of the same resources will be very applicaple here. For example; OWASP Top 10, GDPR 2018, or ICO 2024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46:15.713984322</dc:date>
    <meta:editing-duration>PT3M12S</meta:editing-duration>
    <meta:editing-cycles>5</meta:editing-cycles>
    <meta:document-statistic meta:table-count="0" meta:image-count="0" meta:object-count="0" meta:page-count="1" meta:paragraph-count="5" meta:word-count="61" meta:character-count="366" meta:non-whitespace-character-count="308"/>
  </office:meta>
</office:document-meta>
</file>